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d09" officeooo:paragraph-rsid="00083d09"/>
    </style:style>
    <style:style style:name="T1" style:family="text">
      <style:text-properties officeooo:rsid="00083d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Sportif ( sp-ID,....)</text:span></text:p>
      <text:p text:style-name="P1">Compétition (Co-ID,...)</text:p>
      <text:p text:style-name="P1">Inscription (#Sp-ID , #Co-ID, IN dossard)</text:p>
      <text:p text:style-name="P1">Epreuve (Ep-ID, ...)</text:p>
      <text:p text:style-name="P1">Constitution (#Co-ID , #Ep-ID)</text:p>
      <text:p text:style-name="P1">Certificat medical (Cm-ID, ... ,#Sp-ID)</text:p>
      <text:p text:style-name="P1">Club (Cl-ID, ...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7T10:51:09.965119518</meta:creation-date>
    <dc:date>2020-07-07T10:56:20.304516678</dc:date>
    <meta:editing-duration>PT5M17S</meta:editing-duration>
    <meta:editing-cycles>1</meta:editing-cycles>
    <meta:document-statistic meta:table-count="0" meta:image-count="0" meta:object-count="0" meta:page-count="1" meta:paragraph-count="7" meta:word-count="26" meta:character-count="192" meta:non-whitespace-character-count="172"/>
    <meta:generator>LibreOffice/6.4.4.2$Linux_X86_64 LibreOffice_project/40$Build-2</meta:generator>
  </office:meta>
</office:document-meta>
</file>